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th-italic" svg:font-family="'MathJax Math-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0a45778"/>
    </style:style>
    <style:style style:name="P6" style:family="paragraph" style:parent-style-name="Standard">
      <style:text-properties style:font-name="Liberation Serif" fo:font-size="12pt" style:text-underline-style="none" style:font-size-asian="10.5pt" style:font-size-complex="12pt"/>
    </style:style>
    <style:style style:name="P7" style:family="paragraph" style:parent-style-name="Standard">
      <style:text-properties style:font-name="Liberation Serif" fo:font-size="12pt" style:text-underline-style="none" officeooo:paragraph-rsid="01e4ed72" style:font-size-asian="10.5pt" style:font-size-complex="12pt"/>
    </style:style>
    <style:style style:name="P8" style:family="paragraph" style:parent-style-name="Standard">
      <style:text-properties style:font-name="Liberation Serif" fo:font-size="12pt" style:text-underline-style="none" officeooo:paragraph-rsid="01e721e8"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4pt" fo:font-weight="bold" officeooo:rsid="0185b742" officeooo:paragraph-rsid="0185b742" style:font-weight-asian="bold" style:font-weight-complex="bold"/>
    </style:style>
    <style:style style:name="P11" style:family="paragraph" style:parent-style-name="Standard">
      <style:text-properties style:font-name="Liberation Serif" officeooo:rsid="0130e3cb" officeooo:paragraph-rsid="0130e3cb"/>
    </style:style>
    <style:style style:name="P12" style:family="paragraph" style:parent-style-name="Standard">
      <style:text-properties style:font-name="Liberation Serif" officeooo:rsid="0131d9eb" officeooo:paragraph-rsid="0131d9eb"/>
    </style:style>
    <style:style style:name="P13" style:family="paragraph" style:parent-style-name="Standard">
      <style:text-properties style:font-name="Liberation Serif" officeooo:rsid="01320f79" officeooo:paragraph-rsid="01320f79"/>
    </style:style>
    <style:style style:name="P14" style:family="paragraph" style:parent-style-name="Standard">
      <style:text-properties style:font-name="Liberation Serif" officeooo:paragraph-rsid="01435243"/>
    </style:style>
    <style:style style:name="P15" style:family="paragraph" style:parent-style-name="Standard">
      <style:text-properties style:font-name="Liberation Serif" officeooo:paragraph-rsid="01593598"/>
    </style:style>
    <style:style style:name="P16" style:family="paragraph" style:parent-style-name="Standard">
      <style:text-properties style:font-name="Liberation Serif" officeooo:paragraph-rsid="015a1fbf"/>
    </style:style>
    <style:style style:name="P17" style:family="paragraph" style:parent-style-name="Standard">
      <style:text-properties style:font-name="Liberation Serif" officeooo:rsid="01621372" officeooo:paragraph-rsid="01621372"/>
    </style:style>
    <style:style style:name="P18" style:family="paragraph" style:parent-style-name="Standard">
      <style:text-properties style:font-name="Liberation Serif" officeooo:rsid="016d673b" officeooo:paragraph-rsid="016d673b"/>
    </style:style>
    <style:style style:name="P19" style:family="paragraph" style:parent-style-name="Standard">
      <style:text-properties style:font-name="Liberation Serif" officeooo:rsid="0173fd6a" officeooo:paragraph-rsid="0173fd6a"/>
    </style:style>
    <style:style style:name="P20" style:family="paragraph" style:parent-style-name="Standard">
      <style:text-properties style:font-name="Liberation Serif" officeooo:paragraph-rsid="018dcdc9"/>
    </style:style>
    <style:style style:name="P21" style:family="paragraph" style:parent-style-name="Standard">
      <style:text-properties style:font-name="Liberation Serif" officeooo:rsid="0190f4ba" officeooo:paragraph-rsid="0190f4ba"/>
    </style:style>
    <style:style style:name="P22" style:family="paragraph" style:parent-style-name="Standard">
      <style:text-properties style:font-name="Liberation Serif" officeooo:rsid="01923198" officeooo:paragraph-rsid="01923198"/>
    </style:style>
    <style:style style:name="P23" style:family="paragraph" style:parent-style-name="Standard">
      <style:text-properties style:font-name="Liberation Serif" officeooo:rsid="01977205" officeooo:paragraph-rsid="01977205"/>
    </style:style>
    <style:style style:name="P24" style:family="paragraph" style:parent-style-name="Standard">
      <style:text-properties style:font-name="Liberation Serif" officeooo:rsid="019b67ed" officeooo:paragraph-rsid="019b67ed"/>
    </style:style>
    <style:style style:name="P25" style:family="paragraph" style:parent-style-name="Standard">
      <style:text-properties style:font-name="Liberation Serif" officeooo:rsid="019e79ef" officeooo:paragraph-rsid="019e79ef"/>
    </style:style>
    <style:style style:name="P26" style:family="paragraph" style:parent-style-name="Standard">
      <style:text-properties style:font-name="Liberation Serif" officeooo:rsid="01a0b900" officeooo:paragraph-rsid="01a0b900"/>
    </style:style>
    <style:style style:name="P27" style:family="paragraph" style:parent-style-name="Standard">
      <style:text-properties style:font-name="Liberation Serif" officeooo:rsid="01a4bdc2" officeooo:paragraph-rsid="01a4bdc2"/>
    </style:style>
    <style:style style:name="P28" style:family="paragraph" style:parent-style-name="Standard">
      <style:text-properties style:font-name="Liberation Serif" officeooo:rsid="01a6a021" officeooo:paragraph-rsid="01a6a021"/>
    </style:style>
    <style:style style:name="P29" style:family="paragraph" style:parent-style-name="Standard">
      <style:text-properties style:font-name="Liberation Serif" officeooo:rsid="01a81a85" officeooo:paragraph-rsid="01a81a85"/>
    </style:style>
    <style:style style:name="P30" style:family="paragraph" style:parent-style-name="Standard">
      <style:text-properties style:font-name="Liberation Serif" officeooo:rsid="01a869c3" officeooo:paragraph-rsid="01a869c3"/>
    </style:style>
    <style:style style:name="P31" style:family="paragraph" style:parent-style-name="Standard">
      <style:text-properties style:font-name="Liberation Serif" officeooo:rsid="01a94e3a" officeooo:paragraph-rsid="01a94e3a"/>
    </style:style>
    <style:style style:name="P32" style:family="paragraph" style:parent-style-name="Standard">
      <style:text-properties style:font-name="Liberation Serif" officeooo:rsid="01aac30a" officeooo:paragraph-rsid="01aac30a"/>
    </style:style>
    <style:style style:name="P33" style:family="paragraph" style:parent-style-name="Standard">
      <style:text-properties style:font-name="Liberation Serif" officeooo:rsid="01acfaca" officeooo:paragraph-rsid="01acfaca"/>
    </style:style>
    <style:style style:name="P34" style:family="paragraph" style:parent-style-name="Standard">
      <style:text-properties style:font-name="Liberation Serif" officeooo:rsid="01aeae12" officeooo:paragraph-rsid="01aeae12"/>
    </style:style>
    <style:style style:name="P35" style:family="paragraph" style:parent-style-name="Standard">
      <style:text-properties style:font-name="Liberation Serif" officeooo:rsid="01b1514f" officeooo:paragraph-rsid="01b1514f"/>
    </style:style>
    <style:style style:name="P36" style:family="paragraph" style:parent-style-name="Standard">
      <style:text-properties style:font-name="Liberation Serif" officeooo:rsid="01bf63da" officeooo:paragraph-rsid="01bf63da"/>
    </style:style>
    <style:style style:name="P37" style:family="paragraph" style:parent-style-name="Standard">
      <style:text-properties style:font-name="Liberation Serif" officeooo:rsid="01c24e49" officeooo:paragraph-rsid="01c24e49"/>
    </style:style>
    <style:style style:name="P38" style:family="paragraph" style:parent-style-name="Standard">
      <style:text-properties style:font-name="Liberation Serif" officeooo:paragraph-rsid="01c24e49"/>
    </style:style>
    <style:style style:name="P39" style:family="paragraph" style:parent-style-name="Standard">
      <style:text-properties style:font-name="Liberation Serif" officeooo:paragraph-rsid="01c8ffd6"/>
    </style:style>
    <style:style style:name="P40" style:family="paragraph" style:parent-style-name="Standard">
      <style:text-properties style:font-name="Liberation Serif" officeooo:paragraph-rsid="01c9f33d"/>
    </style:style>
    <style:style style:name="P41" style:family="paragraph" style:parent-style-name="Standard">
      <style:text-properties style:font-name="Liberation Serif" officeooo:paragraph-rsid="01cb8d01"/>
    </style:style>
    <style:style style:name="P42" style:family="paragraph" style:parent-style-name="Standard">
      <style:text-properties style:font-name="Liberation Serif" officeooo:rsid="0134f2ae" officeooo:paragraph-rsid="015a1fbf"/>
    </style:style>
    <style:style style:name="P43" style:family="paragraph" style:parent-style-name="Standard">
      <style:text-properties style:font-name="Liberation Serif" officeooo:rsid="0186c923" officeooo:paragraph-rsid="018dcdc9"/>
    </style:style>
    <style:style style:name="P44" style:family="paragraph" style:parent-style-name="Standard">
      <style:text-properties style:font-name="Liberation Serif" officeooo:rsid="01a55e01" officeooo:paragraph-rsid="01a55e01"/>
    </style:style>
    <style:style style:name="P45" style:family="paragraph" style:parent-style-name="Standard">
      <style:text-properties style:font-name="Liberation Serif" officeooo:rsid="01b4beee" officeooo:paragraph-rsid="01b4beee"/>
    </style:style>
    <style:style style:name="P46" style:family="paragraph" style:parent-style-name="Standard">
      <style:text-properties style:font-name="Liberation Serif" officeooo:rsid="01c9f33d" officeooo:paragraph-rsid="01c9f33d"/>
    </style:style>
    <style:style style:name="P47" style:family="paragraph" style:parent-style-name="Standard">
      <style:text-properties style:font-name="Liberation Serif" officeooo:rsid="01cb5b0e" officeooo:paragraph-rsid="01cb8d01"/>
    </style:style>
    <style:style style:name="P48" style:family="paragraph" style:parent-style-name="Standard">
      <style:text-properties style:font-name="Liberation Serif" officeooo:rsid="01cb8d01" officeooo:paragraph-rsid="01cb8d01"/>
    </style:style>
    <style:style style:name="P49" style:family="paragraph" style:parent-style-name="Standard">
      <style:text-properties style:font-name="Liberation Serif" officeooo:paragraph-rsid="01d624d8"/>
    </style:style>
    <style:style style:name="P50" style:family="paragraph" style:parent-style-name="Standard">
      <style:text-properties style:font-name="Liberation Serif" officeooo:rsid="01dae0e5" officeooo:paragraph-rsid="01e19369"/>
    </style:style>
    <style:style style:name="P51" style:family="paragraph" style:parent-style-name="Standard">
      <style:text-properties style:font-name="Liberation Serif" officeooo:paragraph-rsid="01dd4ff5"/>
    </style:style>
    <style:style style:name="P52" style:family="paragraph" style:parent-style-name="Standard">
      <style:text-properties style:font-name="Liberation Serif" officeooo:paragraph-rsid="01e19369"/>
    </style:style>
    <style:style style:name="P53" style:family="paragraph" style:parent-style-name="Standard">
      <style:text-properties style:font-name="Liberation Serif" officeooo:rsid="01e19369" officeooo:paragraph-rsid="01e19369"/>
    </style:style>
    <style:style style:name="P54" style:family="paragraph" style:parent-style-name="Standard">
      <style:text-properties style:font-name="Liberation Serif" officeooo:paragraph-rsid="01e721e8"/>
    </style:style>
    <style:style style:name="P55" style:family="paragraph" style:parent-style-name="Standard">
      <style:text-properties style:font-name="Liberation Serif" officeooo:paragraph-rsid="01eac3f1"/>
    </style:style>
    <style:style style:name="P56" style:family="paragraph" style:parent-style-name="Standard">
      <style:text-properties style:font-name="Liberation Serif" officeooo:rsid="01eac3f1" officeooo:paragraph-rsid="01eac3f1"/>
    </style:style>
    <style:style style:name="P57" style:family="paragraph" style:parent-style-name="Standard">
      <style:text-properties style:font-name="Liberation Serif" officeooo:rsid="01ebf06e" officeooo:paragraph-rsid="01ebf06e"/>
    </style:style>
    <style:style style:name="P58" style:family="paragraph" style:parent-style-name="Standard">
      <style:text-properties style:font-name="Liberation Serif"/>
    </style:style>
    <style:style style:name="P59" style:family="paragraph" style:parent-style-name="Standard">
      <style:text-properties style:font-name="Liberation Serif" officeooo:rsid="01dc9651" officeooo:paragraph-rsid="01e19369"/>
    </style:style>
    <style:style style:name="P60" style:family="paragraph" style:parent-style-name="Standard">
      <style:text-properties style:font-name="Liberation Serif" officeooo:rsid="00ef4888" officeooo:paragraph-rsid="01eac3f1"/>
    </style:style>
    <style:style style:name="P61" style:family="paragraph" style:parent-style-name="Standard">
      <style:text-properties style:font-name="Liberation Serif" officeooo:rsid="011d80b5" officeooo:paragraph-rsid="011d80b5"/>
    </style:style>
    <style:style style:name="P62" style:family="paragraph" style:parent-style-name="Standard">
      <style:text-properties style:font-name="Liberation Serif" officeooo:rsid="01ecd503" officeooo:paragraph-rsid="01ecd503"/>
    </style:style>
    <style:style style:name="P63" style:family="paragraph" style:parent-style-name="Standard">
      <style:text-properties style:font-name="Liberation Serif" fo:font-size="14pt" fo:font-weight="bold" style:font-weight-asian="bold" style:font-weight-complex="bold"/>
    </style:style>
    <style:style style:name="P64" style:family="paragraph" style:parent-style-name="Standard">
      <style:text-properties style:font-name="Liberation Serif" fo:font-size="14pt" fo:font-weight="bold" officeooo:paragraph-rsid="021bde58" style:font-weight-asian="bold" style:font-weight-complex="bold"/>
    </style:style>
    <style:style style:name="P65" style:family="paragraph" style:parent-style-name="Standard">
      <style:text-properties style:font-name="Liberation Serif" officeooo:rsid="01efbfec" officeooo:paragraph-rsid="01efbfec"/>
    </style:style>
    <style:style style:name="P66" style:family="paragraph" style:parent-style-name="Standard">
      <style:text-properties style:font-name="Liberation Serif" officeooo:rsid="01f29cc6" officeooo:paragraph-rsid="01f29cc6"/>
    </style:style>
    <style:style style:name="P67" style:family="paragraph" style:parent-style-name="Standard">
      <style:text-properties style:font-name="Liberation Serif" officeooo:rsid="01f94c65" officeooo:paragraph-rsid="01f94c65"/>
    </style:style>
    <style:style style:name="P68" style:family="paragraph" style:parent-style-name="Standard">
      <style:text-properties style:font-name="Liberation Serif" officeooo:rsid="01faa317" officeooo:paragraph-rsid="01faa317"/>
    </style:style>
    <style:style style:name="P69" style:family="paragraph" style:parent-style-name="Standard">
      <style:text-properties style:font-name="Liberation Serif" officeooo:rsid="0205e541" officeooo:paragraph-rsid="0205e541"/>
    </style:style>
    <style:style style:name="P70" style:family="paragraph" style:parent-style-name="Standard">
      <style:text-properties style:font-name="Liberation Serif" officeooo:rsid="020930e0" officeooo:paragraph-rsid="020930e0"/>
    </style:style>
    <style:style style:name="P71" style:family="paragraph" style:parent-style-name="Standard">
      <style:text-properties style:font-name="Liberation Serif" officeooo:rsid="020b03f4" officeooo:paragraph-rsid="020b03f4"/>
    </style:style>
    <style:style style:name="P72" style:family="paragraph" style:parent-style-name="Standard">
      <style:text-properties style:font-name="Liberation Serif" officeooo:rsid="020db61b" officeooo:paragraph-rsid="020dfe48"/>
    </style:style>
    <style:style style:name="P73" style:family="paragraph" style:parent-style-name="Standard">
      <style:text-properties style:font-name="Liberation Serif" officeooo:rsid="020dfe48" officeooo:paragraph-rsid="020dfe48"/>
    </style:style>
    <style:style style:name="P74" style:family="paragraph" style:parent-style-name="Standard">
      <style:text-properties style:font-name="Liberation Serif" officeooo:rsid="0218ae73" officeooo:paragraph-rsid="02192d1a"/>
    </style:style>
    <style:style style:name="P75" style:family="paragraph" style:parent-style-name="Standard">
      <style:text-properties style:font-name="Liberation Serif" officeooo:rsid="02192d1a" officeooo:paragraph-rsid="02192d1a"/>
    </style:style>
    <style:style style:name="P76" style:family="paragraph" style:parent-style-name="Standard">
      <style:text-properties style:font-name="Liberation Serif" officeooo:rsid="0219e06f" officeooo:paragraph-rsid="0219e06f"/>
    </style:style>
    <style:style style:name="P77" style:family="paragraph" style:parent-style-name="Standard">
      <style:text-properties style:font-name="Liberation Serif" officeooo:paragraph-rsid="02192d1a"/>
    </style:style>
    <style:style style:name="P78" style:family="paragraph" style:parent-style-name="Standard">
      <style:text-properties style:font-name="Liberation Serif" officeooo:paragraph-rsid="01edf953"/>
    </style:style>
    <style:style style:name="P79" style:family="paragraph" style:parent-style-name="Standard">
      <style:text-properties style:font-name="Liberation Serif" officeooo:paragraph-rsid="021cc5a0"/>
    </style:style>
    <style:style style:name="P80" style:family="paragraph" style:parent-style-name="Standard">
      <style:text-properties style:font-name="Liberation Serif" officeooo:rsid="0222610d" officeooo:paragraph-rsid="0222610d"/>
    </style:style>
    <style:style style:name="P81" style:family="paragraph" style:parent-style-name="Standard">
      <style:text-properties style:font-name="Liberation Serif" officeooo:paragraph-rsid="021fa871"/>
    </style:style>
    <style:style style:name="P82" style:family="paragraph" style:parent-style-name="Standard">
      <style:text-properties style:font-name="Liberation Serif" officeooo:rsid="022418b9" officeooo:paragraph-rsid="022418b9"/>
    </style:style>
    <style:style style:name="P83" style:family="paragraph" style:parent-style-name="Standard">
      <style:text-properties style:font-name="Liberation Serif" officeooo:rsid="0224a9b6" officeooo:paragraph-rsid="0224a9b6"/>
    </style:style>
    <style:style style:name="P84" style:family="paragraph" style:parent-style-name="Standard">
      <style:text-properties style:font-name="Liberation Serif" officeooo:rsid="014865d1" officeooo:paragraph-rsid="014865d1"/>
    </style:style>
    <style:style style:name="P85" style:family="paragraph" style:parent-style-name="Standard">
      <style:text-properties style:font-name="Liberation Serif" officeooo:rsid="014cc7c4" officeooo:paragraph-rsid="014cc7c4"/>
    </style:style>
    <style:style style:name="P86" style:family="paragraph" style:parent-style-name="Standard">
      <style:text-properties style:font-name="Liberation Serif" officeooo:paragraph-rsid="022a7f14"/>
    </style:style>
    <style:style style:name="P87" style:family="paragraph" style:parent-style-name="Standard">
      <style:text-properties style:font-name="Liberation Serif" officeooo:rsid="0232b4b7" officeooo:paragraph-rsid="01799d1e"/>
    </style:style>
    <style:style style:name="P88" style:family="paragraph" style:parent-style-name="Standard">
      <style:text-properties style:font-name="Liberation Serif" officeooo:rsid="0232b4b7" officeooo:paragraph-rsid="0232b4b7"/>
    </style:style>
    <style:style style:name="P89" style:family="paragraph" style:parent-style-name="Standard">
      <style:text-properties style:font-name="Liberation Serif" officeooo:rsid="02389b3d" officeooo:paragraph-rsid="02389b3d"/>
    </style:style>
    <style:style style:name="P90" style:family="paragraph" style:parent-style-name="Standard">
      <style:text-properties style:font-name="Liberation Serif" officeooo:rsid="01621372" officeooo:paragraph-rsid="01621372"/>
    </style:style>
    <style:style style:name="P91" style:family="paragraph" style:parent-style-name="Standard">
      <style:text-properties style:font-name="Liberation Serif" officeooo:rsid="01977205" officeooo:paragraph-rsid="01977205"/>
    </style:style>
    <style:style style:name="P92" style:family="paragraph" style:parent-style-name="Standard">
      <style:text-properties style:font-name="Liberation Serif" officeooo:rsid="023b7fce" officeooo:paragraph-rsid="023b7fce"/>
    </style:style>
    <style:style style:name="P93" style:family="paragraph" style:parent-style-name="Standard">
      <style:text-properties style:font-name="Liberation Serif" officeooo:rsid="023dcdc4" officeooo:paragraph-rsid="023dcdc4"/>
    </style:style>
    <style:style style:name="P94" style:family="paragraph" style:parent-style-name="Standard">
      <style:text-properties style:font-name="Liberation Serif" officeooo:rsid="0242f4b8" officeooo:paragraph-rsid="0242f4b8"/>
    </style:style>
    <style:style style:name="P95" style:family="paragraph" style:parent-style-name="Standard">
      <style:text-properties officeooo:rsid="01fcbd2f" officeooo:paragraph-rsid="01fcbd2f"/>
    </style:style>
    <style:style style:name="P96" style:family="paragraph" style:parent-style-name="Standard">
      <style:text-properties officeooo:paragraph-rsid="01fcbd2f"/>
    </style:style>
    <style:style style:name="P97" style:family="paragraph" style:parent-style-name="Standard">
      <style:text-properties officeooo:rsid="02057615" officeooo:paragraph-rsid="02057615"/>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officeooo:rsid="002603a6"/>
    </style:style>
    <style:style style:name="T22" style:family="text">
      <style:text-properties officeooo:rsid="00265386"/>
    </style:style>
    <style:style style:name="T23" style:family="text">
      <style:text-properties officeooo:rsid="002793ff"/>
    </style:style>
    <style:style style:name="T24" style:family="text">
      <style:text-properties officeooo:rsid="00283f66"/>
    </style:style>
    <style:style style:name="T25" style:family="text">
      <style:text-properties officeooo:rsid="002c4878"/>
    </style:style>
    <style:style style:name="T26" style:family="text">
      <style:text-properties officeooo:rsid="002dda65"/>
    </style:style>
    <style:style style:name="T27" style:family="text">
      <style:text-properties officeooo:rsid="002edce8"/>
    </style:style>
    <style:style style:name="T28" style:family="text">
      <style:text-properties officeooo:rsid="004955aa"/>
    </style:style>
    <style:style style:name="T29" style:family="text">
      <style:text-properties officeooo:rsid="00495eb8"/>
    </style:style>
    <style:style style:name="T30" style:family="text">
      <style:text-properties officeooo:rsid="0073c908"/>
    </style:style>
    <style:style style:name="T31" style:family="text">
      <style:text-properties officeooo:rsid="009444c6"/>
    </style:style>
    <style:style style:name="T32" style:family="text">
      <style:text-properties officeooo:rsid="0097cafa"/>
    </style:style>
    <style:style style:name="T33" style:family="text">
      <style:text-properties officeooo:rsid="00a45778"/>
    </style:style>
    <style:style style:name="T34" style:family="text">
      <style:text-properties officeooo:rsid="00a7c647"/>
    </style:style>
    <style:style style:name="T35" style:family="text">
      <style:text-properties officeooo:rsid="00a91faa"/>
    </style:style>
    <style:style style:name="T36" style:family="text">
      <style:text-properties officeooo:rsid="00ac295a"/>
    </style:style>
    <style:style style:name="T37" style:family="text">
      <style:text-properties officeooo:rsid="00ac6b38"/>
    </style:style>
    <style:style style:name="T38" style:family="text">
      <style:text-properties officeooo:rsid="00b12ba4"/>
    </style:style>
    <style:style style:name="T39" style:family="text">
      <style:text-properties officeooo:rsid="00b89ea8"/>
    </style:style>
    <style:style style:name="T40" style:family="text">
      <style:text-properties officeooo:rsid="00ba4aea"/>
    </style:style>
    <style:style style:name="T41" style:family="text">
      <style:text-properties officeooo:rsid="00bfc337"/>
    </style:style>
    <style:style style:name="T42" style:family="text">
      <style:text-properties officeooo:rsid="00c3646f"/>
    </style:style>
    <style:style style:name="T43" style:family="text">
      <style:text-properties officeooo:rsid="00c92a77"/>
    </style:style>
    <style:style style:name="T44" style:family="text">
      <style:text-properties officeooo:rsid="00533c33"/>
    </style:style>
    <style:style style:name="T45" style:family="text">
      <style:text-properties officeooo:rsid="005512ad"/>
    </style:style>
    <style:style style:name="T46" style:family="text">
      <style:text-properties officeooo:rsid="005e0e1e"/>
    </style:style>
    <style:style style:name="T47" style:family="text">
      <style:text-properties officeooo:rsid="00950fca"/>
    </style:style>
    <style:style style:name="T48" style:family="text">
      <style:text-properties officeooo:rsid="00ce29df"/>
    </style:style>
    <style:style style:name="T49" style:family="text">
      <style:text-properties officeooo:rsid="00ce6e2a"/>
    </style:style>
    <style:style style:name="T50" style:family="text">
      <style:text-properties officeooo:rsid="00dad0dc"/>
    </style:style>
    <style:style style:name="T51" style:family="text">
      <style:text-properties officeooo:rsid="00ee47a9"/>
    </style:style>
    <style:style style:name="T52" style:family="text">
      <style:text-properties officeooo:rsid="00ef4888"/>
    </style:style>
    <style:style style:name="T53" style:family="text">
      <style:text-properties officeooo:rsid="00f9755a"/>
    </style:style>
    <style:style style:name="T54" style:family="text">
      <style:text-properties officeooo:rsid="00f9dc7b"/>
    </style:style>
    <style:style style:name="T55" style:family="text">
      <style:text-properties officeooo:rsid="00fbcf0b"/>
    </style:style>
    <style:style style:name="T56" style:family="text">
      <style:text-properties officeooo:rsid="00fc85f9"/>
    </style:style>
    <style:style style:name="T57" style:family="text">
      <style:text-properties officeooo:rsid="0112bced"/>
    </style:style>
    <style:style style:name="T58" style:family="text">
      <style:text-properties officeooo:rsid="0117b949"/>
    </style:style>
    <style:style style:name="T59" style:family="text">
      <style:text-properties officeooo:rsid="0119aff7"/>
    </style:style>
    <style:style style:name="T60" style:family="text">
      <style:text-properties officeooo:rsid="011a188e"/>
    </style:style>
    <style:style style:name="T61" style:family="text">
      <style:text-properties officeooo:rsid="011c4f8e"/>
    </style:style>
    <style:style style:name="T62" style:family="text">
      <style:text-properties officeooo:rsid="013360fb"/>
    </style:style>
    <style:style style:name="T63" style:family="text">
      <style:text-properties officeooo:rsid="01336c0e"/>
    </style:style>
    <style:style style:name="T64" style:family="text">
      <style:text-properties officeooo:rsid="013d7eb2"/>
    </style:style>
    <style:style style:name="T65" style:family="text">
      <style:text-properties officeooo:rsid="01435243"/>
    </style:style>
    <style:style style:name="T66" style:family="text">
      <style:text-properties officeooo:rsid="015218e0"/>
    </style:style>
    <style:style style:name="T67" style:family="text">
      <style:text-properties officeooo:rsid="0155a5e4"/>
    </style:style>
    <style:style style:name="T68" style:family="text">
      <style:text-properties officeooo:rsid="015f44ca"/>
    </style:style>
    <style:style style:name="T69" style:family="text">
      <style:text-properties officeooo:rsid="0160c513"/>
    </style:style>
    <style:style style:name="T70" style:family="text">
      <style:text-properties officeooo:rsid="01633d05"/>
    </style:style>
    <style:style style:name="T71" style:family="text">
      <style:text-properties officeooo:rsid="0164235a"/>
    </style:style>
    <style:style style:name="T72" style:family="text">
      <style:text-properties officeooo:rsid="0164b87b"/>
    </style:style>
    <style:style style:name="T73" style:family="text">
      <style:text-properties officeooo:rsid="01669a41"/>
    </style:style>
    <style:style style:name="T74" style:family="text">
      <style:text-properties officeooo:rsid="016d673b"/>
    </style:style>
    <style:style style:name="T75" style:family="text">
      <style:text-properties officeooo:rsid="016eafcb"/>
    </style:style>
    <style:style style:name="T76" style:family="text">
      <style:text-properties officeooo:rsid="017077d9"/>
    </style:style>
    <style:style style:name="T77" style:family="text">
      <style:text-properties officeooo:rsid="01738981"/>
    </style:style>
    <style:style style:name="T78" style:family="text">
      <style:text-properties officeooo:rsid="01750ca0"/>
    </style:style>
    <style:style style:name="T79" style:family="text">
      <style:text-properties officeooo:rsid="0176d92f"/>
    </style:style>
    <style:style style:name="T80" style:family="text">
      <style:text-properties officeooo:rsid="0178a13c"/>
    </style:style>
    <style:style style:name="T81" style:family="text">
      <style:text-properties officeooo:rsid="017a73fb"/>
    </style:style>
    <style:style style:name="T82" style:family="text">
      <style:text-properties officeooo:rsid="018254c1"/>
    </style:style>
    <style:style style:name="T83" style:family="text">
      <style:text-properties officeooo:rsid="018ac27a"/>
    </style:style>
    <style:style style:name="T84" style:family="text">
      <style:text-properties officeooo:rsid="018f16e0"/>
    </style:style>
    <style:style style:name="T85" style:family="text">
      <style:text-properties officeooo:rsid="01931e91"/>
    </style:style>
    <style:style style:name="T86" style:family="text">
      <style:text-properties officeooo:rsid="0193cd55"/>
    </style:style>
    <style:style style:name="T87" style:family="text">
      <style:text-properties officeooo:rsid="01998eca"/>
    </style:style>
    <style:style style:name="T88" style:family="text">
      <style:text-properties officeooo:rsid="019bac40"/>
    </style:style>
    <style:style style:name="T89" style:family="text">
      <style:text-properties officeooo:rsid="019d4dca"/>
    </style:style>
    <style:style style:name="T90" style:family="text">
      <style:text-properties officeooo:rsid="01a0330d"/>
    </style:style>
    <style:style style:name="T91" style:family="text">
      <style:text-properties officeooo:rsid="01a0b900"/>
    </style:style>
    <style:style style:name="T92" style:family="text">
      <style:text-properties officeooo:rsid="01a3ea82"/>
    </style:style>
    <style:style style:name="T93" style:family="text">
      <style:text-properties officeooo:rsid="01a94e3a"/>
    </style:style>
    <style:style style:name="T94" style:family="text">
      <style:text-properties officeooo:rsid="01abdbea"/>
    </style:style>
    <style:style style:name="T95" style:family="text">
      <style:text-properties officeooo:rsid="01aed627"/>
    </style:style>
    <style:style style:name="T96" style:family="text">
      <style:text-properties officeooo:rsid="01b11031"/>
    </style:style>
    <style:style style:name="T97" style:family="text">
      <style:text-properties officeooo:rsid="01bdc2ac"/>
    </style:style>
    <style:style style:name="T98" style:family="text">
      <style:text-properties officeooo:rsid="01c0e08f"/>
    </style:style>
    <style:style style:name="T99" style:family="text">
      <style:text-properties officeooo:rsid="01c8ffd6"/>
    </style:style>
    <style:style style:name="T100" style:family="text">
      <style:text-properties officeooo:rsid="01cb69fd"/>
    </style:style>
    <style:style style:name="T101" style:family="text">
      <style:text-properties officeooo:rsid="01cd27db"/>
    </style:style>
    <style:style style:name="T102" style:family="text">
      <style:text-properties officeooo:rsid="01cddd7a"/>
    </style:style>
    <style:style style:name="T103" style:family="text">
      <style:text-properties officeooo:rsid="01cf1454"/>
    </style:style>
    <style:style style:name="T104" style:family="text">
      <style:text-properties officeooo:rsid="01cfbac9"/>
    </style:style>
    <style:style style:name="T105" style:family="text">
      <style:text-properties officeooo:rsid="01d430f7"/>
    </style:style>
    <style:style style:name="T106" style:family="text">
      <style:text-properties officeooo:rsid="01d6bd7d"/>
    </style:style>
    <style:style style:name="T107" style:family="text">
      <style:text-properties officeooo:rsid="01dc9651"/>
    </style:style>
    <style:style style:name="T108" style:family="text">
      <style:text-properties officeooo:rsid="01e263b1"/>
    </style:style>
    <style:style style:name="T109" style:family="text">
      <style:text-properties officeooo:rsid="01e4ed72"/>
    </style:style>
    <style:style style:name="T110" style:family="text">
      <style:text-properties officeooo:rsid="01ea0700"/>
    </style:style>
    <style:style style:name="T111" style:family="text">
      <style:text-properties fo:font-size="16pt" fo:font-weight="bold" officeooo:rsid="01ee79e1" style:font-weight-asian="bold" style:font-weight-complex="bold"/>
    </style:style>
    <style:style style:name="T112" style:family="text">
      <style:text-properties fo:font-size="16pt" fo:font-weight="bold" officeooo:rsid="01edf953" style:font-weight-asian="bold" style:font-weight-complex="bold"/>
    </style:style>
    <style:style style:name="T113" style:family="text">
      <style:text-properties style:font-name="Liberation Serif" fo:font-size="12pt" fo:font-weight="normal" officeooo:rsid="01ef0e81" style:font-weight-asian="normal" style:font-weight-complex="normal"/>
    </style:style>
    <style:style style:name="T114" style:family="text">
      <style:text-properties style:font-name="Liberation Serif" fo:font-size="12pt" fo:font-weight="normal" officeooo:rsid="01f3b907" style:font-weight-asian="normal" style:font-weight-complex="normal"/>
    </style:style>
    <style:style style:name="T115" style:family="text">
      <style:text-properties style:font-name="Liberation Serif" fo:font-size="12pt" fo:font-weight="normal" officeooo:rsid="01efbfec" style:font-weight-asian="normal" style:font-weight-complex="normal"/>
    </style:style>
    <style:style style:name="T116" style:family="text">
      <style:text-properties style:font-name="Liberation Serif" fo:font-size="12pt" fo:font-weight="normal" officeooo:rsid="01f1bba2" style:font-weight-asian="normal" style:font-weight-complex="normal"/>
    </style:style>
    <style:style style:name="T117" style:family="text">
      <style:text-properties style:font-name="Liberation Serif" fo:font-size="12pt" fo:font-weight="normal" officeooo:rsid="01f29cc6" style:font-weight-asian="normal" style:font-weight-complex="normal"/>
    </style:style>
    <style:style style:name="T118" style:family="text">
      <style:text-properties style:font-name="Liberation Serif" fo:font-size="12pt" fo:font-weight="normal" officeooo:rsid="01f169a9" style:font-weight-asian="normal" style:font-weight-complex="normal"/>
    </style:style>
    <style:style style:name="T119" style:family="text">
      <style:text-properties style:font-name="Liberation Serif" fo:font-size="12pt" fo:font-weight="normal" officeooo:rsid="01f86dc3" style:font-weight-asian="normal" style:font-weight-complex="normal"/>
    </style:style>
    <style:style style:name="T120" style:family="text">
      <style:text-properties style:font-name="Liberation Serif" fo:font-size="12pt" fo:font-weight="normal" officeooo:rsid="01f7199e" style:font-weight-asian="normal" style:font-weight-complex="normal"/>
    </style:style>
    <style:style style:name="T121" style:family="text">
      <style:text-properties style:font-name="Liberation Serif" fo:font-size="12pt" fo:font-weight="normal" officeooo:rsid="01faa317" style:font-weight-asian="normal" style:font-weight-complex="normal"/>
    </style:style>
    <style:style style:name="T122" style:family="text">
      <style:text-properties officeooo:rsid="01fb0e48"/>
    </style:style>
    <style:style style:name="T123" style:family="text">
      <style:text-properties officeooo:rsid="01fcbd2f"/>
    </style:style>
    <style:style style:name="T124" style:family="text">
      <style:text-properties fo:font-variant="normal" fo:text-transform="none" fo:color="#242729" style:font-name="MathJax Math-italic" fo:font-size="13.5pt" fo:letter-spacing="normal" fo:font-style="normal" fo:font-weight="normal"/>
    </style:style>
    <style:style style:name="T125" style:family="text">
      <style:text-properties fo:font-variant="normal" fo:text-transform="none" fo:color="#242729" style:font-name="MathJax Math-italic" fo:font-size="13.5pt" fo:letter-spacing="normal" fo:font-style="normal" fo:font-weight="normal" officeooo:rsid="01fb0e48"/>
    </style:style>
    <style:style style:name="T126" style:family="text">
      <style:text-properties officeooo:rsid="02005edb"/>
    </style:style>
    <style:style style:name="T127" style:family="text">
      <style:text-properties officeooo:rsid="02078978"/>
    </style:style>
    <style:style style:name="T128" style:family="text">
      <style:text-properties officeooo:rsid="020b03f4"/>
    </style:style>
    <style:style style:name="T129" style:family="text">
      <style:text-properties officeooo:rsid="020dfe48"/>
    </style:style>
    <style:style style:name="T130" style:family="text">
      <style:text-properties officeooo:rsid="020fe420"/>
    </style:style>
    <style:style style:name="T131" style:family="text">
      <style:text-properties officeooo:rsid="02116c13"/>
    </style:style>
    <style:style style:name="T132" style:family="text">
      <style:text-properties officeooo:rsid="0212178b"/>
    </style:style>
    <style:style style:name="T133" style:family="text">
      <style:text-properties officeooo:rsid="0218ae73"/>
    </style:style>
    <style:style style:name="T134" style:family="text">
      <style:text-properties officeooo:rsid="02192d1a"/>
    </style:style>
    <style:style style:name="T135" style:family="text">
      <style:text-properties officeooo:rsid="021cc5a0"/>
    </style:style>
    <style:style style:name="T136" style:family="text">
      <style:text-properties officeooo:rsid="022a7f14"/>
    </style:style>
    <style:style style:name="T137" style:family="text">
      <style:text-properties fo:font-weight="bold" style:font-weight-asian="bold" style:font-weight-complex="bold"/>
    </style:style>
    <style:style style:name="T138" style:family="text">
      <style:text-properties officeooo:rsid="02389b3d"/>
    </style:style>
    <style:style style:name="T139" style:family="text">
      <style:text-properties officeooo:rsid="023d5a4d"/>
    </style:style>
    <style:style style:name="T140" style:family="text">
      <style:text-properties officeooo:rsid="023e9306"/>
    </style:style>
    <style:style style:name="T141" style:family="text">
      <style:text-properties officeooo:rsid="023f83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12">Constructing a Parser fr</text:span><text:span text:style-name="T111">o</text:span><text:span text:style-name="T112">m a </text:span><text:span text:style-name="T111">Programming Language</text:span><text:span text:style-name="T112"> BNF Grammar</text:span></text:p>
      <text:p text:style-name="P1"/>
      <text:p text:style-name="P9">BNF</text:p>
      <text:p text:style-name="P96"><text:span text:style-name="T113">All languages follow a set of rules which dictate how the contents of the language can be used and how the language is structured. The set of rules which govern the language is the called the grammar. </text:span><text:span text:style-name="T114">Just like</text:span><text:span text:style-name="T115"> natural language, programming languages also follow a grammar however these languages are always formal languages meaning they have a </text:span><text:span text:style-name="T116">formal </text:span><text:span text:style-name="T117">grammar</text:span><text:span text:style-name="T116"> consisting of a</text:span><text:span text:style-name="T115"> finite set of strings of symbols and a </text:span><text:span text:style-name="T118">finite </text:span><text:span text:style-name="T115">set of rules </text:span><text:span text:style-name="T118">that dictate the language. </text:span><text:span text:style-name="T114">These grammars are context-free grammars meaning that they are represented by a set of production rules that describe all </text:span><text:span text:style-name="T119">possible</text:span><text:span text:style-name="T114"> strings of the programming </text:span><text:span text:style-name="T120">language. </text:span><text:span text:style-name="T121">An example of a simple context-free grammar is one which describes all of the strings which form well nested parenthesis and square brackets over the alphabet <text:s/></text:span>Σ = {<text:span text:style-name="T122">(, ), [, ], </text:span><text:span text:style-name="T125">ε</text:span><text:span text:style-name="T122">} :</text:span></text:p>
      <text:p text:style-name="P95">S → (S)</text:p>
      <text:p text:style-name="P95">S → [S]</text:p>
      <text:p text:style-name="P95">S → SS</text:p>
      <text:p text:style-name="Standard"><text:span text:style-name="T123">S → </text:span><text:span text:style-name="T124">ε</text:span></text:p>
      <text:p text:style-name="P95"><text:span text:style-name="T126">Non-terminals are used to define place holders that become patterns of terminals that are generated from the non-terminals. Here S is the only non-terminal which is also the start symbol. Non-terminals can be generated by themselves which gives context-free grammars the power of recursion so a finite grammar can define an infinite set of valid strings of the language. </text:span></text:p>
      <text:p text:style-name="P95"/>
      <text:p text:style-name="P97">In order to better represent context-free grammars a new notation was created called Backus-Naur form (BNF) which was first introduced by John Backus and Peter Naur when they developed the description for the ALGOL 60 programming language in 1960. <text:span text:style-name="T127">This notation and its extensions has become the standard way of specifying the syntax of programming languages</text:span></text:p>
      <text:p text:style-name="P95"/>
      <text:p text:style-name="P70">BNF is a formal notation which is used to define grammars in a way which is more <text:span text:style-name="T128">readable</text:span> for humans. <text:span text:style-name="T128">The structure of BNF is a set of rules which have the form of a non-terminal which is inside angle brackets, followed by '::=' and a rule involving terminals and non-terminals. Just like production rules, BNF can also use recursion with non-terminals giving the notation as much power. A simple BNF to define a digit: </text:span></text:p>
      <text:p text:style-name="P72">&lt;<text:span text:style-name="T129">digit&gt; ::= “0” | “1” | “2” | “3” | “4” | “5” | “6” | “7” | “8” | “9” </text:span></text:p>
      <text:p text:style-name="P73">The symbols and meaning for BNF are as follows:</text:p>
      <text:p text:style-name="P70"/>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25">labelled.</text:span> In this case labelled 'expr'. <text:span text:style-name="T21">These then refer to the fact that this is defined in another place.</text:span></text:p>
          </table:table-cell>
        </table:table-row>
        <table:table-row>
          <table:table-cell table:style-name="Table1.A2" office:value-type="string">
            <text:p text:style-name="P1">“<text:span text:style-name="T21">1”</text:span></text:p>
          </table:table-cell>
          <table:table-cell table:style-name="Table1.B2" office:value-type="string">
            <text:p text:style-name="P1">Things inside “” quotations are <text:span text:style-name="T22">terminals. This means that this explicitly states that 1 should occur at that point.</text:span></text:p>
          </table:table-cell>
        </table:table-row>
        <table:table-row>
          <table:table-cell table:style-name="Table1.A2" office:value-type="string">
            <text:p text:style-name="P1">::<text:span text:style-name="T23">=</text:span></text:p>
          </table:table-cell>
          <table:table-cell table:style-name="Table1.B2" office:value-type="string">
            <text:p text:style-name="P1">This says that the things on the left hand side of it is defined by what is on the right hand side. <text:span text:style-name="T24">This is used to define the non-terminals above.</text:span></text:p>
          </table:table-cell>
        </table:table-row>
        <table:table-row>
          <table:table-cell table:style-name="Table1.A2" office:value-type="string">
            <text:p text:style-name="P1">|</text:p>
          </table:table-cell>
          <table:table-cell table:style-name="Table1.B2" office:value-type="string">
            <text:p text:style-name="P1">The bar is used in order to make a chose in the productions. | creates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26">and </text:span>easy to understand <text:span text:style-name="T26">representation</text:span> of part of <text:soft-page-break/>some syntax tree can be made of a complex grammar. <text:span text:style-name="T27">A simple example of a BNF would be that of </text:span></text:p>
      <text:p text:style-name="P1">addition of a sting of numbers.</text:p>
      <text:p text:style-name="P1"/>
      <text:p text:style-name="P1">&lt;expr&gt; ::= &lt;digit&gt; | &lt;expr&gt; “+” &lt;digit&gt;</text:p>
      <text:p text:style-name="P1">&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
      <text:p text:style-name="P1">Extended BNF <text:span text:style-name="T131">(EBNF)</text:span> also exists which is a <text:span text:style-name="T130">collection</text:span> <text:span text:style-name="T130">of extensions</text:span> <text:span text:style-name="T130">to</text:span> BNF but keeps all the same power. <text:span text:style-name="T132">EBNF uses less and condenses notation to describe the same rules in standard BNF which increases the readability of a grammar by a human. Some of the extensions include grouping denoted by parenthesis that define precedence of rules, square brackets to denote an the contents are optional and also repetition denoted by curly-braces around an expression which means that expression can be repeated zero or more times. Repetition is very useful in cutting down long rules defined in BNF that can be expressed easily and also making the grammar easier for the reader to understand:</text:span></text:p>
      <text:p text:style-name="P76">BNF</text:p>
      <text:p text:style-name="P75">&lt;signedInt&gt; ::= “-” &lt;number&gt; | &lt;number&gt;</text:p>
      <text:p text:style-name="P75">&lt;number&gt; <text:s text:c="3"/>::= &lt;digit&gt; &lt;number&gt; | &lt;digit&gt; </text:p>
      <text:p text:style-name="P76">EBNF</text:p>
      <text:p text:style-name="P74">&lt;<text:span text:style-name="T134">signedInt</text:span>&gt; ::= <text:span text:style-name="T134">[ “-” ] &lt;digit&gt; {&lt;digit&gt;}</text:span></text:p>
      <text:p text:style-name="P74"/>
      <text:p text:style-name="P64">Lex<text:span text:style-name="T135">ical Analysis</text:span></text:p>
      <text:p text:style-name="P79"><text:span text:style-name="T14">Once a BNF of a language is made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syntax is valid. The data structure which is the target domain of the parser may be of a different form than the input string however the syntax and meaning of the output is the exact same in the scope of the language.</text:span></text:p>
      <text:p text:style-name="P79"/>
      <text:p text:style-name="P81"><text:span text:style-name="T18">To consume the input stream, lexical analysis is used to transform the input stream into corresponding tokens to be used by the parser. This stage ensures that the input stream has correct syntax in terms of spelling and use of symbols </text:span><text:span text:style-name="T16">so</text:span><text:span text:style-name="T18"> can return an error is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82"/>
      <text:p text:style-name="P82">Although lexical analysis is normally fully completed on the input stream before parsing of the tokens done, it can also be implemented within the parser so that both processes happen iteratively when parsing an input stream. </text:p>
      <text:p text:style-name="P77"><text:span text:style-name="T133"><text:s/></text:span></text:p>
      <text:p text:style-name="P9">Parser<text:span text:style-name="T30">s</text:span></text:p>
      <text:p text:style-name="P1">When the input stream has been <text:span text:style-name="T28">converted</text:span> into <text:span text:style-name="T29">tokens by the lexical analyser, it is then the job of parsers to consume these and map them to rules onto data. Parsers which do this are deeply tied to the language the compiler it is written in. The example parser will be in Haskell and so parser combinators will be used. Parser combinators are high order functions which consume some input stream and convert these into a target data type. Parser combinators work by parsers consuming an input stream <text:s/>and produce new data types which will be then input into another parser.</text:span></text:p>
      <text:p text:style-name="P84"><text:soft-page-break/></text:p>
      <text:p text:style-name="P85">To capture the notion of a parser which can succeed or fail however still returning the rest of the input stream a new <text:span text:style-name="T78">data type Parser </text:span>is made:</text:p>
      <text:p text:style-name="P85"><text:span text:style-name="T79">data</text:span> Parser = <text:span text:style-name="T80">Parser (</text:span>String -<text:span text:style-name="T86">&gt;</text:span> <text:span text:style-name="T85">Maybe </text:span>[(<text:span text:style-name="T76">a</text:span>, <text:span text:style-name="T76">String</text:span>)]<text:span text:style-name="T80">)</text:span></text:p>
      <text:p text:style-name="P86"><text:span text:style-name="T136">The parser data type outputs a tuple of the target of the parser and the the rest of the unconsumed input stream as a string. By returning the unconsumed part of the input stream means it is also possible to form combinators to build parsers that consume other parsers. By returning a list gives the ability to have different options for the result chosen according to the grammar which is defined in the BNF of a language. By using Maybe a parser can result in Nothing if it fails. </text:span></text:p>
      <text:p text:style-name="P86"/>
      <text:p text:style-name="P1">In this notion, a library of parsers and <text:span text:style-name="T66">combinators</text:span> are made to <text:span text:style-name="T67">build the target structure which can be directly mapped to the grammar</text:span>. One<text:span text:style-name="T138"> of the fundamental parsers needed for the library to represent the grammar is one in which always succeeds but does not consume any of the input stream. </text:span></text:p>
      <text:p text:style-name="P88">produce :: a -&gt; Parser a</text:p>
      <text:p text:style-name="P87">produce x = Parser (\ts -&gt; Just [(x, ts)])</text:p>
      <text:p text:style-name="P15">The 'x' <text:span text:style-name="T81">refers to</text:span> the value we want to produce.</text:p>
      <text:p text:style-name="P15">The 'ts' is the input stream. </text:p>
      <text:p text:style-name="P16">The <text:span text:style-name="T138">'\' </text:span>stands for λ-<text:span text:style-name="T63">abstraction</text:span> <text:s/><text:span text:style-name="T62">which is </text:span>an anonymous function. T<text:span text:style-name="T44">hese are useful when passing them as parameters to higher order functions like map, fmap etc. This is very useful for parsers created in functional programming languages. A simple example of where an anonymous function can be used is:</text:span></text:p>
      <text:p text:style-name="P42">f x = x+x <text:s/><text:span text:style-name="T137">==</text:span> <text:s/>f = \x <text:span text:style-name="T138">-&gt;</text:span> x + x</text:p>
      <text:p text:style-name="P16"/>
      <text:p text:style-name="P11">With the use of parse which is defined:</text:p>
      <text:p text:style-name="P23">parse :: Parser a -&gt; (String -&gt; Maybe [(a, String)])</text:p>
      <text:p text:style-name="P23">parse (Parser p) = p</text:p>
      <text:p text:style-name="P92">The function parse will take a <text:span text:style-name="T139">parser and</text:span> an input string and output the parsers result. </text:p>
      <text:p text:style-name="P13">Together they can produce <text:span text:style-name="T68">the target of the parser:</text:span> </text:p>
      <text:p text:style-name="P12"><text:span text:style-name="T72">&gt; </text:span>parse (produce 0) “hello” =<text:span text:style-name="T87">Just</text:span> [(<text:span text:style-name="T77">0</text:span>, “<text:span text:style-name="T77">hello”</text:span>)]</text:p>
      <text:p text:style-name="P1"/>
      <text:p text:style-name="P14"><text:span text:style-name="T64">Conversely another important fundamental parser is one in which always fails its input stream and returns Nothing which is called </text:span>fail<text:span text:style-name="T69">ure</text:span> <text:span text:style-name="T139">and </text:span>defined as:</text:p>
      <text:p text:style-name="P93">failure :: Parser a</text:p>
      <text:p text:style-name="P93">failure = Parser (\ts -&gt; Nothing)</text:p>
      <text:p text:style-name="P17"><text:span text:style-name="T70">&gt;parse </text:span>failure “123” <text:span text:style-name="T71">= Nothing</text:span></text:p>
      <text:p text:style-name="P17"/>
      <text:p text:style-name="P1"><text:span text:style-name="T140">The last fundamental</text:span> parser <text:span text:style-name="T141">needed</text:span> <text:span text:style-name="T73">is one in which returns the next character in the input string. This is the lexical analysing which will be used to consume characters to form tokens. </text:span></text:p>
      <text:p text:style-name="P94">item :: Parser Char</text:p>
      <text:p text:style-name="P94">item = Parser (\ts -&gt; case ts of</text:p>
      <text:p text:style-name="P94"><text:s text:c="6"/>[] -&gt; Nothing</text:p>
      <text:p text:style-name="P94"><text:s text:c="6"/>(x:xs) -&gt; Just [(x,xs)])</text:p>
      <text:p text:style-name="P19">&gt;<text:span text:style-name="T82">parse </text:span>item “hello” = <text:span text:style-name="T88">Just </text:span>[(“h”, “ello”)]</text:p>
      <text:p text:style-name="P1">The item parser is taking in an input string, then <text:s/><text:span text:style-name="T74">successfully </text:span>return<text:span text:style-name="T74">s</text:span> the first character <text:span text:style-name="T74">and the rest of the input stream</text:span>. It will output <text:span text:style-name="T89">Nothing </text:span>if an empty <text:span text:style-name="T75">string</text:span> is input<text:span text:style-name="T46">.</text:span></text:p>
      <text:p text:style-name="P25">&gt;parse item “” = Nothing</text:p>
      <text:p text:style-name="P18"><text:s/></text:p>
      <text:p text:style-name="P10">Parser Combinators</text:p>
      <text:p text:style-name="P20"><text:span text:style-name="T46">I</text:span>n order to achieve the concept of chaining parsers together to sequentially operate on an input <text:soft-page-break/>string, monads are used. <text:span text:style-name="T84">First the data type Parser must be an instance of Functor so that map can be used with functions over the results of parsers.</text:span></text:p>
      <text:p text:style-name="P21">instance Functor Parser where</text:p>
      <text:p text:style-name="P21"><text:s text:c="4"/>fmap f p = Parser (\ts -&gt; case parse p ts of</text:p>
      <text:p text:style-name="P21"><text:s text:c="8"/>Nothing -&gt; Nothing</text:p>
      <text:p text:style-name="P21"><text:s text:c="8"/>Just [(x, ts')] -&gt; Just [((f x), ts')])</text:p>
      <text:p text:style-name="P22">If the result of parsing fails and returns Nothing then famp also returns Nothing. If the parse is successful then the function is maped over the result of the parse.</text:p>
      <text:p text:style-name="P22"/>
      <text:p text:style-name="P43">Bind is used to 'attach' parsers together so that a parser's input can be that of the result of the parser before. This is an important tool as it achieves the combining of a library of parsers.</text:p>
      <text:p text:style-name="P1">class Monad m where</text:p>
      <text:p text:style-name="P1"><text:tab/>return :: a → ma</text:p>
      <text:p text:style-name="P1"><text:tab/>(&gt;&gt;=) :: ma → (a → mb) → mb</text:p>
      <text:p text:style-name="P1">In the case of parsers, return needs to have type, a -<text:span text:style-name="T90">&gt;</text:span> Parser a so produce will be used <text:span text:style-name="T83">as this is the parser to always succeed. </text:span>(&gt;&gt;=) is the “bind” operator. This is the equivalent of ';' in other languages. <text:span text:style-name="T91">To capture this a new instance of Monad is made:</text:span></text:p>
      <text:p text:style-name="P26">instance Monad Parser where</text:p>
      <text:p text:style-name="P26"><text:s text:c="2"/>p &gt;&gt;= f = Parser (\ts -&gt; case parse p ts of</text:p>
      <text:p text:style-name="P26"><text:s text:c="8"/>Nothing -&gt; Nothing</text:p>
      <text:p text:style-name="P26"><text:s text:c="8"/>Just [(x,ts')] -&gt; parse (f x) ts')</text:p>
      <text:p text:style-name="P1"/>
      <text:p text:style-name="P1"><text:span text:style-name="T92">With the use of bind another</text:span> basic building block for many parsers <text:span text:style-name="T92">can be made called</text:span> satisfy.</text:p>
      <text:p text:style-name="P27">satisfy :: (Char -&gt; Bool) -&gt; Parser Char</text:p>
      <text:p text:style-name="P27">satisfy p = item &gt;&gt;= \x -&gt;</text:p>
      <text:p text:style-name="P27"><text:s text:c="12"/>if p x then produce x else failure</text:p>
      <text:p text:style-name="P44">This is a combinator which returns the input character if succeeds and returns Nothing if fails. This is used to capture the idea of matching strings which is important for creating a parser for a BNF grammar. </text:p>
      <text:p text:style-name="P29">This is a parser which takes an input character and <text:span text:style-name="T93">uses satisfy to compare against the input stream. If successful then the character is parsed and returns Nothing if fails.</text:span></text:p>
      <text:p text:style-name="P34">char :: Char -&gt; Parser Char</text:p>
      <text:p text:style-name="P34">char x = satisfy (x ==)</text:p>
      <text:p text:style-name="P31">&gt;parse (char '<text:span text:style-name="T95">h</text:span>') “<text:span text:style-name="T95">hello</text:span>” = Just [('<text:span text:style-name="T95">h</text:span>',”<text:span text:style-name="T95">ello</text:span>”)]</text:p>
      <text:p text:style-name="P32">&gt;parse (char '<text:span text:style-name="T95">x</text:span>') “h<text:span text:style-name="T95">ello</text:span>” = Nothing</text:p>
      <text:p text:style-name="P30">This parser will consume an input string and use char to match the first character, <text:span text:style-name="T94">if fails then returns Nothing</text:span>. It will continue to parse the input string until the stream to be parsed does not match and then finishes. This is important as leaves the rest to be parsed by another parser. </text:p>
      <text:p text:style-name="P28">string :: String -&gt; Parser String</text:p>
      <text:p text:style-name="P28">string "" = produce ""</text:p>
      <text:p text:style-name="P28">string(x:xs) = char x &gt;&gt;= \x' -&gt;</text:p>
      <text:p text:style-name="P28"><text:s text:c="16"/>string xs &gt;&gt;= \xs' -&gt;</text:p>
      <text:p text:style-name="P28"><text:s text:c="16"/>produce (x:xs)</text:p>
      <text:p text:style-name="P33">&gt;parse (string “hello”) “hello world” <text:s/>= <text:s/>Just [(“hello”,” world”)]</text:p>
      <text:p text:style-name="P1"/>
      <text:p text:style-name="P1"><text:span text:style-name="T96">This parser</text:span> can also be defined <text:span text:style-name="T96">in another way:</text:span></text:p>
      <text:p text:style-name="P35">string :: String -&gt; Parser String</text:p>
      <text:p text:style-name="P35">string cs = foldr (\x pxs -&gt;</text:p>
      <text:p text:style-name="P35"><text:s text:c="18"/>(:) &lt;$&gt; char x &lt;*&gt; pxs)</text:p>
      <text:p text:style-name="P35"><text:s text:c="18"/>(produce []) cs</text:p>
      <text:p text:style-name="P45"><text:soft-page-break/>This has the same result however makes use of concatenate (:), fmap (&lt;$&gt;), and applicative (&lt;*&gt;) operations. A simple operation used in parsing is the alternative operator &lt;|&gt; which is used to make a choice between two paths of logic in a parser. This can directly map to '|' used in a <text:s/>BNF grammar to represent options in the grammar. The Alternative class is defined as:</text:p>
      <text:p text:style-name="P1">class Alternative f where </text:p>
      <text:p text:style-name="P1"><text:tab/>empty :: fa</text:p>
      <text:p text:style-name="P1"><text:tab/>(&lt;|&gt;) <text:s text:c="2"/>:: fa → fa → fa</text:p>
      <text:p text:style-name="P1"><text:span text:style-name="T32">T</text:span>he parser instance <text:span text:style-name="T97">for option will be defined as:</text:span><text:line-break/>instance Alternative Parser where </text:p>
      <text:p text:style-name="P1"><text:tab/>empty = failure</text:p>
      <text:p text:style-name="P1"><text:tab/><text:span text:style-name="T47">(&lt;|&gt;) = option </text:span></text:p>
      <text:p text:style-name="P36">Option will take two parsers to be chosen. It will return the result of the first parser if it succeeds, if fails, try the second and return the result. <text:span text:style-name="T98">This means the left argument will have precedence over the second.</text:span></text:p>
      <text:p text:style-name="P37">option :: Parser a -&gt; Parser a -&gt; Parser a</text:p>
      <text:p text:style-name="P37">option (Parser px) (Parser py) = Parser (\ts -&gt;</text:p>
      <text:p text:style-name="P37"><text:s text:c="14"/>case px ts of</text:p>
      <text:p text:style-name="P37"><text:s text:c="14"/>Nothing -&gt; py ts</text:p>
      <text:p text:style-name="P37"><text:s text:c="14"/>xs -&gt; xs)</text:p>
      <text:p text:style-name="P38"/>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39"><text:s/>The <text:span text:style-name="T99">instance for Parsers is defined as</text:span>:</text:p>
      <text:p text:style-name="P46">instance Applicative Parser where</text:p>
      <text:p text:style-name="P46"><text:s text:c="2"/>pure a = Parser (\ts -&gt; Just [(a, ts)])</text:p>
      <text:p text:style-name="P40">--<text:span text:style-name="T100">(&lt;*&gt;) :: Parser (a -&gt; b) -&gt; Parser a -&gt; Parser b</text:span></text:p>
      <text:p text:style-name="P46"><text:s text:c="2"/>p &lt;*&gt; q = Parser (\ts -&gt; do</text:p>
      <text:p text:style-name="P46"><text:s text:c="10"/>[(f,ts')] &lt;- parse p ts</text:p>
      <text:p text:style-name="P46"><text:s text:c="10"/>[(x,ts'')] &lt;- parse q ts'</text:p>
      <text:p text:style-name="P46"><text:s text:c="10"/>Just [(f x, ts'')])</text:p>
      <text:p text:style-name="P47">Pure a will simply put the value inside a parser and leave the input unchanged. </text:p>
      <text:p text:style-name="P48">Running p &lt;*&gt; q will first use parser p on input stream (a -&gt; b), next q will parse the remaining input and finally the function (a -&gt; b) from the start is applied on the result of q.</text:p>
      <text:p text:style-name="P41"/>
      <text:p text:style-name="P1">&lt;$&gt; is another parser combinator which is used instead of <text:span text:style-name="T101">f</text:span>map. &lt;$&gt; has the same type as fmap:<text:line-break/>fmap :: (a → b) → fa → fb</text:p>
      <text:p text:style-name="P1">(&lt;$&gt;) :: (a → b) → f a → fb</text:p>
      <text:p text:style-name="P1">and so are able to write </text:p>
      <text:p text:style-name="P1">f &lt;$&gt; xs</text:p>
      <text:p text:style-name="P1">instead of</text:p>
      <text:p text:style-name="P1">fmap f xs</text:p>
      <text:p text:style-name="P1"/>
      <text:p text:style-name="P1">When representing a grammar in an extended BNF '*' and '+' are used to represent iteration without the use of recursion. This increases the readability of the grammar and decreases the <text:span text:style-name="T35">possibility</text:span> of writing errors when creating the grammar. <text:span text:style-name="T35">Parsers can be made to represent these ideas with some (+ one or more) and many (* zero or more).</text:span></text:p>
      <text:p text:style-name="P1">some has type:</text:p>
      <text:p text:style-name="P1"><text:soft-page-break/>some :: Alternative f =&gt; f a → f [a]</text:p>
      <text:p text:style-name="P1">many has the same type:<text:line-break/>many :: Alternative f =&gt; fa → f [a]</text:p>
      <text:p text:style-name="P1">They are however defined differently <text:span text:style-name="T36">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text:span text:style-name="T103">n</text:span>g<text:span text:style-name="T102">le</text:span> match <text:span text:style-name="T38">succeeds</text:span>. <text:span text:style-name="T37">many works much the same way by repeatedly attempting to parse the given argument until is fails and then stops by returning produce [] which is achieved by &lt;|&gt; but will not fail itself if some v fails on the first match. </text:span></text:p>
      <text:p text:style-name="P1"/>
      <text:p text:style-name="P9">Grammar</text:p>
      <text:p text:style-name="P1">With these tool<text:span text:style-name="T104">s</text:span> a grammar represented by a<text:span text:style-name="T33">n extended</text:span> BNF can now be converted into a Haskell program which parses a valid input string.</text:p>
      <text:p text:style-name="P1"/>
      <text:p text:style-name="P1"><text:s text:c="4"/>prog : line*</text:p>
      <text:p text:style-name="P1"><text:s text:c="4"/>line : cmnd cr | <text:span text:style-name="T48">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 ( string | expr ) (',' ( string | expr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33">the whole program in a prog non-terminal. This non-terminal is a series of lines representing each line of code in the written code.</text:span></text:p>
      <text:p text:style-name="P1">data Prog = Prog [Line]</text:p>
      <text:p text:style-name="P5"><text:s/>The parser for prog is therefore simply a list of Lines.</text:p>
      <text:p text:style-name="P1">prog :: Parser Prog</text:p>
      <text:p text:style-name="P1">prog = Prog &lt;$&gt; many <text:span text:style-name="T34">line</text:span></text:p>
      <text:p text:style-name="P1">The prog parser will receive each line using many. fmap is then used on Prog over these lines to form the list of lines. <text:s/>A line in the grammar is defined as being a command, <text:span text:style-name="T105">statement</text:span> or a number followed by a statement. The line is then ended by a <text:span text:style-name="T39">carriage</text:span> return. </text:p>
      <text:p text:style-name="P1">data Line = Cmnd Cmnd | <text:span text:style-name="T49">Stmt Stmt | </text:span>Line Int <text:span text:style-name="T40">Stmt</text:span></text:p>
      <text:p text:style-name="P51"><text:soft-page-break/>Line :: Parser Line</text:p>
      <text:p text:style-name="P51">line = (Cmnd &lt;$&gt; cmnd &lt;* cr)</text:p>
      <text:p text:style-name="P51"><text:tab/><text:span text:style-name="T49">&lt;|&gt; (Stmt &lt;$&gt; stmt &lt;* cr)</text:span><text:line-break/><text:tab/>&lt;|&gt; (Line &lt;$&gt; number &lt;*&gt; stmt &lt;* cr)</text:p>
      <text:p text:style-name="P1">The carriage return is used in order to express that a new line is being made when writing code and so when it is parsed <text:span text:style-name="T41">it indicates the end of that line.</text:span></text:p>
      <text:p text:style-name="P49"><text:span text:style-name="T42">Carriage</text:span> return cr is defined as:</text:p>
      <text:p text:style-name="P49">cr :: Parser [Char]</text:p>
      <text:p text:style-name="P49">cr = <text:span text:style-name="T106">some</text:span> (oneOf “\r\n”)</text:p>
      <text:p text:style-name="P49">In BNF it would be defined as:<text:line-break/>cr = <text:span text:style-name="T43">(</text:span>“\r” | “\n”<text:span text:style-name="T43">)+</text:span></text:p>
      <text:p text:style-name="P49"><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52"><text:line-break/><text:span text:style-name="T107">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59">&lt;* :: Parser a -&gt; Parser b -&gt; Parser a</text:p>
      <text:p text:style-name="P53">and so the result of this operator is the result of the first argument.</text:p>
      <text:p text:style-name="P50"/>
      <text:p text:style-name="P6">Cmnd can be three commands and is defined by:<text:line-break/>data Cmnd = CLEAR | LIST | RUN</text:p>
      <text:p text:style-name="P6">cmnd will parse these <text:span text:style-name="T108">command</text:span> strings:</text:p>
      <text:p text:style-name="P6">cmnd :: Parser Cmnd</text:p>
      <text:p text:style-name="P6">cmnd = CLEAR &lt;$ tok “CLEAR”</text:p>
      <text:p text:style-name="P6"><text:tab/>&lt;|&gt; LIST &lt;$ tok “LIST”</text:p>
      <text:p text:style-name="P7"><text:tab/>&lt;|&gt; RUN &lt;$ tok “RUN”</text:p>
      <text:p text:style-name="P1"><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6">tok t = string t &lt;* whitespace</text:p>
      <text:p text:style-name="P1"><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8">whitespace :: Parser ()</text:p>
      <text:p text:style-name="P6">whitespace = many (oneOf <text:s/>“ \t”) *&gt; <text:span text:style-name="T109">produce</text:span> ()</text:p>
      <text:p text:style-name="P54">whitespace will consume zero or more whitesapce characters <text:span text:style-name="T50">until oneOf fails. It will then return with produce “” to stop reading from the parse stream. </text:span></text:p>
      <text:p text:style-name="P1"/>
      <text:p text:style-name="P1">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soft-page-break/><text:tab/><text:tab/>| LET Ident Expr</text:p>
      <text:p text:style-name="P1"><text:tab/><text:tab/>| GOSUB Expr</text:p>
      <text:p text:style-name="P1"><text:tab/><text:tab/>| RETURN</text:p>
      <text:p text:style-name="P1"><text:tab/><text:tab/>| END</text:p>
      <text:p text:style-name="P1">The stmt parser is defined as:</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text:span text:style-name="T110">A statement such as </text:span>PRINT is parsed by consuming the string PRINT with tok followed by <text:span text:style-name="T55">arguments separated by commas. An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55">By creating the Args type, args is a parser of String<text:span text:style-name="T51">s</text:span> <text:span text:style-name="T51">and</text:span> Expr<text:span text:style-name="T51">s</text:span>. <text:span text:style-name="T52">sepBy1 consumes one or more occurrences of either a string or expression and separates them with a comma token created by tok “,”. </text:span></text:p>
      <text:p text:style-name="P57">sepBy1 :: Alternative m =&gt; m a -&gt; m x -&gt; m [a]</text:p>
      <text:p text:style-name="P57">sepBy1 p x = (:) &lt;$&gt; p &lt;*&gt; many (x *&gt; p)</text:p>
      <text:p text:style-name="P56"/>
      <text:p text:style-name="P60">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1">The left option's parse<text:span text:style-name="T53">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54">attempts</text:span> to parse an expression <text:span text:style-name="T56">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oft-page-break/><text:span text:style-name="T57">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58">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60">r</text:span> has type either variable identified as a char, number <text:span text:style-name="T59">as a integer</text:span> or a <text:span text:style-name="T61">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61">The other statements can be expressed in terms of these parsers that have been defined.</text:p>
      <text:p text:style-name="P61"/>
      <text:p text:style-name="P62"><text:a xlink:type="simple" xlink:href="http://dev.stephendiehl.com/fun/002_parsers.html">http://dev.stephendiehl.com/fun/002_parsers.html</text:a></text:p>
      <text:p text:style-name="P62"/>
      <text:p text:style-name="P62"><text:a xlink:type="simple" xlink:href="http://www.cs.nott.ac.uk/~pszgmh/pearl.pdf">http://www.cs.nott.ac.uk/~pszgmh/pearl.pdf</text:a></text:p>
      <text:p text:style-name="P65"><text:a xlink:type="simple" xlink:href="https://en.wikipedia.org/wiki/Formal_language">https://en.wikipedia.org/wiki/Formal_language</text:a></text:p>
      <text:p text:style-name="P66"><text:a xlink:type="simple" xlink:href="https://en.wikipedia.org/wiki/Formal_grammar">https://en.wikipedia.org/wiki/Formal_grammar</text:a></text:p>
      <text:p text:style-name="P67"><text:a xlink:type="simple" xlink:href="https://en.wikipedia.org/wiki/Context-free_grammar">https://en.wikipedia.org/wiki/Context-free_grammar</text:a></text:p>
      <text:p text:style-name="P68"><text:a xlink:type="simple" xlink:href="https://www.cs.rochester.edu/~nelson/courses/csc_173/grammars/cfg.html">https://www.cs.rochester.edu/~nelson/courses/csc_173/grammars/cfg.html</text:a></text:p>
      <text:p text:style-name="P69"><text:a xlink:type="simple" xlink:href="http://cuiwww.unige.ch/db-research/Enseignement/analyseinfo/AboutBNF.html">http://cuiwww.unige.ch/db-research/Enseignement/analyseinfo/AboutBNF.html</text:a></text:p>
      <text:p text:style-name="P69"><text:a xlink:type="simple" xlink:href="https://en.wikipedia.org/wiki/ALGOL_60">https://en.wikipedia.org/wiki/ALGOL_60</text:a></text:p>
      <text:p text:style-name="P71"><text:a xlink:type="simple" xlink:href="https://www.w3.org/Notation.html">https://www.w3.org/Notation.html</text:a></text:p>
      <text:p text:style-name="P80"><text:a xlink:type="simple" xlink:href="https://www.tutorialspoint.com/compiler_design/compiler_design_lexical_analysis.htm">https://www.tutorialspoint.com/compiler_design/compiler_design_lexical_analysis.htm</text:a></text:p>
      <text:p text:style-name="P83"><text:a xlink:type="simple" xlink:href="http://infolab.stanford.edu/~ullman/dragon/slides1.pdf">http://infolab.stanford.edu/~ullman/dragon/slides1.pdf</text:a></text:p>
      <text:p text:style-name="P89"><text:a xlink:type="simple" xlink:href="http://remusao.github.io/whats-in-a-parser-combinator.html">http://remusao.github.io/whats-in-a-parser-combinator.html</text:a></text:p>
      <text:p text:style-name="P8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th-italic" svg:font-family="'MathJax Math-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7T03:17:27.333078040</dc:date>
    <meta:editing-duration>P2DT9H22M34S</meta:editing-duration>
    <meta:editing-cycles>542</meta:editing-cycles>
    <meta:generator>LibreOffice/4.2.8.2$Linux_X86_64 LibreOffice_project/420m0$Build-2</meta:generator>
    <meta:document-statistic meta:table-count="1" meta:image-count="0" meta:object-count="0" meta:page-count="10" meta:paragraph-count="285" meta:word-count="4117" meta:character-count="22542" meta:non-whitespace-character-count="18227"/>
  </office:meta>
</office:document-meta>
</file>